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0.11pt"/>
    </style:style>
    <style:style style:name="co2" style:family="table-column">
      <style:table-column-properties fo:break-before="auto" style:column-width="94.25pt"/>
    </style:style>
    <style:style style:name="co3" style:family="table-column">
      <style:table-column-properties fo:break-before="auto" style:column-width="207.84pt"/>
    </style:style>
    <style:style style:name="co4" style:family="table-column">
      <style:table-column-properties fo:break-before="auto" style:column-width="191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del</text:p>
          </table:table-cell>
          <table:covered-table-cell/>
          <table:table-cell office:value-type="string" calcext:value-type="string">
            <text:p>IoU</text:p>
          </table:table-cell>
          <table:table-cell office:value-type="string" calcext:value-type="string">
            <text:p>Model Notes</text:p>
          </table:table-cell>
          <table:table-cell/>
          <table:table-cell office:value-type="string" calcext:value-type="string">
            <text:p>lr</text:p>
          </table:table-cell>
          <table:table-cell office:value-type="string" calcext:value-type="string">
            <text:p>learning rate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0525193065404892" calcext:value-type="float">
            <text:p>0.052519306540489</text:p>
          </table:table-cell>
          <table:table-cell office:value-type="string" calcext:value-type="string">
            <text:p>Adam, Lr=1e-4, sigmoid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ropou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VGG16 Unfrozen</text:p>
          </table:table-cell>
          <table:table-cell office:value-type="string" calcext:value-type="string">
            <text:p>No Dropout 10</text:p>
          </table:table-cell>
          <table:table-cell office:value-type="float" office:value="0.332536667585373" calcext:value-type="float">
            <text:p>0.332536667585373</text:p>
          </table:table-cell>
          <table:table-cell office:value-type="string" calcext:value-type="string">
            <text:p>Adam, Lr=1e-4, do=0.1, sigmoid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Dropout 10</text:p>
          </table:table-cell>
          <table:table-cell office:value-type="float" office:value="0.425666660070419" calcext:value-type="float">
            <text:p>0.425666660070419</text:p>
          </table:table-cell>
          <table:table-cell office:value-type="string" calcext:value-type="string">
            <text:p>Adam, Lr=1e-4, do=0.1, sigmoid</text:p>
          </table:table-cell>
          <table:table-cell table:number-columns-repeated="3"/>
        </table:table-row>
        <table:table-row table:style-name="ro1">
          <table:covered-table-cell table:style-name="ce1"/>
          <table:table-cell office:value-type="string" calcext:value-type="string">
            <text:p>Dropout 50</text:p>
          </table:table-cell>
          <table:table-cell office:value-type="float" office:value="0.424235969781876" calcext:value-type="float">
            <text:p>0.424235969781876</text:p>
          </table:table-cell>
          <table:table-cell office:value-type="string" calcext:value-type="string">
            <text:p>Adam, Lr=1e-4, do=0.1, sigm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G16 Frozen</text:p>
          </table:table-cell>
          <table:table-cell office:value-type="string" calcext:value-type="string">
            <text:p>Dropout 10</text:p>
          </table:table-cell>
          <table:table-cell office:value-type="float" office:value="0.382752895355225" calcext:value-type="float">
            <text:p>0.382752895355225</text:p>
          </table:table-cell>
          <table:table-cell office:value-type="string" calcext:value-type="string">
            <text:p>Adam, Lr=1e-4, do=0.1, sigm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G19 Unfrozen</text:p>
          </table:table-cell>
          <table:table-cell office:value-type="string" calcext:value-type="string">
            <text:p>Dropout 15</text:p>
          </table:table-cell>
          <table:table-cell office:value-type="float" office:value="0.41597506403923" calcext:value-type="float">
            <text:p>0.41597506403923</text:p>
          </table:table-cell>
          <table:table-cell office:value-type="string" calcext:value-type="string">
            <text:p>Adam, Lr=1e-4, do=0.1, sigm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G19 Frozen</text:p>
          </table:table-cell>
          <table:table-cell office:value-type="string" calcext:value-type="string">
            <text:p>Dropout 15</text:p>
          </table:table-cell>
          <table:table-cell office:value-type="float" office:value="0.370745897293091" calcext:value-type="float">
            <text:p>0.370745897293091</text:p>
          </table:table-cell>
          <table:table-cell office:value-type="string" calcext:value-type="string">
            <text:p>Adam, Lr=1e-4, do=0.1, sigm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icientnetb0 Unfrozen</text:p>
          </table:table-cell>
          <table:table-cell office:value-type="string" calcext:value-type="string">
            <text:p>Dropout 15</text:p>
          </table:table-cell>
          <table:table-cell office:value-type="float" office:value="0.333262234926224" calcext:value-type="float">
            <text:p>0.333262234926224</text:p>
          </table:table-cell>
          <table:table-cell office:value-type="string" calcext:value-type="string">
            <text:p>Adam, Lr=1e-4, do=0.1, sigmoid</text:p>
          </table:table-cell>
          <table:table-cell table:number-columns-repeated="3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6:51:40.274346308</meta:creation-date>
    <dc:date>2021-03-12T23:13:33.409682931</dc:date>
    <meta:editing-duration>PT1H40M50S</meta:editing-duration>
    <meta:editing-cycles>3</meta:editing-cycles>
    <meta:generator>LibreOffice/6.0.7.3$Linux_X86_64 LibreOffice_project/00m0$Build-3</meta:generator>
    <meta:document-statistic meta:table-count="1" meta:cell-count="36" meta:object-count="0"/>
  </office:meta>
</office:document-meta>
</file>